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f38" officeooo:paragraph-rsid="0007ff38"/>
    </style:style>
    <style:style style:name="P2" style:family="paragraph" style:parent-style-name="Standard">
      <style:text-properties officeooo:rsid="00085c82" officeooo:paragraph-rsid="00085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 -c CR_NODEINIT_JWT_TOKEN=eyJhbGciOiJSUzI1NiIsInR5cCI6IkpXVCJ9.eyJ1c2VyTmFtZSI6ImpvaG4iLCJlbWFpbElEIjoic2hpdmEucHJkMzUwQGdtYWlsLmNvbSIsImlhdCI6MTUzNTQ2NDA1MCwiZXhwIjoxNTM1NTUwNDUwfQ.nYVv6mWUvc0Bl0OMEGjL2pPc0FAA0xSGc4hQNtBub4AK6pWM6cIJfaRpdQMtLmpiOR2diSE6yKudoChA_dJyFQ CR_NODEINIT_AUTHID=155 docker-compose up -d</text:p>
      <text:p text:style-name="P1"/>
      <text:p text:style-name="P1"/>
      <text:p text:style-name="P1"/>
      <text:p text:style-name="P1"/>
      <text:p text:style-name="P2">node2_authentication_1 <text:s text:c="2"/>045498435234.dkr.ecr.us-west-2.amazonaws.com/sukuauthentication <text:s text:c="2"/>ci_latest <text:s text:c="2"/>e25542b24c43 <text:s text:c="2"/>687 MB</text:p>
      <text:p text:style-name="P2">node2_chatservices_1 <text:s text:c="4"/>045498435234.dkr.ecr.us-west-2.amazonaws.com/sukuchatservices <text:s text:c="4"/>ci_latest <text:s text:c="2"/>fea05c21bb2f <text:s text:c="2"/>676 MB</text:p>
      <text:p text:style-name="P2">node2_ganache_1 <text:s text:c="9"/>trufflesuite/ganache-cli <text:s text:c="41"/>latest <text:s text:c="5"/>c7f285192265 <text:s text:c="2"/>503 MB</text:p>
      <text:p text:style-name="P2">node2_mailer_1 <text:s text:c="10"/>045498435234.dkr.ecr.us-west-2.amazonaws.com/sukumailer <text:s text:c="10"/>ci_latest <text:s text:c="2"/>60944394419d <text:s text:c="2"/>733 MB</text:p>
      <text:p text:style-name="P2">node2_marketplace_1 <text:s text:c="5"/>045498435234.dkr.ecr.us-west-2.amazonaws.com/sukumarketplace <text:s text:c="5"/>ci_latest <text:s text:c="2"/>0f6d0a2abfda <text:s text:c="2"/>879 MB</text:p>
      <text:p text:style-name="P2">node2_matchmaking_1 <text:s text:c="5"/>045498435234.dkr.ecr.us-west-2.amazonaws.com/sukumatchmaking <text:s text:c="5"/>ci_latest <text:s text:c="2"/>4cd99df431f6 <text:s text:c="2"/>676 MB</text:p>
      <text:p text:style-name="P2">node2_mongo_1 <text:s text:c="11"/>mongo <text:s text:c="60"/>latest <text:s text:c="5"/>052ca8f03af8 <text:s text:c="2"/>364 MB</text:p>
      <text:p text:style-name="P2">node2_notification_1 <text:s text:c="4"/>045498435234.dkr.ecr.us-west-2.amazonaws.com/sukunotification <text:s text:c="4"/>ci_latest <text:s text:c="2"/>5d0ac867924f <text:s text:c="2"/>676 MB</text:p>
      <text:p text:style-name="P2">node2_profile_1 <text:s text:c="9"/>045498435234.dkr.ecr.us-west-2.amazonaws.com/sukuprofile <text:s text:c="9"/>ci_latest <text:s text:c="2"/>01ed4b1fa1a8 <text:s text:c="2"/>703 MB</text:p>
      <text:p text:style-name="P2">node2_proxy_1 <text:s text:c="11"/>node2_proxy <text:s text:c="54"/>latest <text:s text:c="5"/>28de65c95b90 <text:s text:c="2"/>104 MB</text:p>
      <text:p text:style-name="P2">node2_review_1 <text:s text:c="10"/>045498435234.dkr.ecr.us-west-2.amazonaws.com/sukureview <text:s text:c="10"/>ci_latest <text:s text:c="2"/>b7eef03094b6 <text:s text:c="2"/>687 MB</text:p>
      <text:p text:style-name="P2">node2_trackandtrace_1 <text:s text:c="3"/>045498435234.dkr.ecr.us-west-2.amazonaws.com/sukutrackandtrace <text:s text:c="3"/>ci_latest <text:s text:c="2"/>0f214f36e0a3 <text:s text:c="2"/>713 MB</text:p>
      <text:p text:style-name="P2">node2_ui_1 <text:s text:c="14"/>045498435234.dkr.ecr.us-west-2.amazonaws.com/sukumarketplaceui <text:s text:c="3"/>ci_latest <text:s text:c="2"/>ad9ad7ddef5a <text:s text:c="2"/>1.2 G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0:53:41.751445860</meta:creation-date>
    <dc:date>2018-10-04T19:20:41.516871913</dc:date>
    <meta:editing-duration>PT6H36M38S</meta:editing-duration>
    <meta:editing-cycles>1</meta:editing-cycles>
    <meta:document-statistic meta:table-count="0" meta:image-count="0" meta:object-count="0" meta:page-count="1" meta:paragraph-count="14" meta:word-count="85" meta:character-count="1926" meta:non-whitespace-character-count="1487"/>
    <meta:generator>LibreOffice/5.1.6.2$Linux_X86_64 LibreOffice_project/10m0$Build-2</meta:generator>
  </office:meta>
</office:document-meta>
</file>